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Default" office:value-type="string">
            <text:p>birthdate</text:p>
          </table:table-cell>
          <table:table-cell office:value-type="string">
            <text:p>nbguitars</text:p>
          </table:table-cell>
          <table:table-cell office:value-type="string">
            <text:p>size</text:p>
          </table:table-cell>
          <table:table-cell office:value-type="string">
            <text:p>someurl</text:p>
          </table:table-cell>
          <table:table-cell office:value-type="string">
            <text:p>someimage</text:p>
          </table:table-cell>
          <table:table-cell office:value-type="string">
            <text:p>enum_single</text:p>
          </table:table-cell>
          <table:table-cell office:value-type="string">
            <text:p>enum_multi</text:p>
          </table:table-cell>
          <table:table-cell office:value-type="string">
            <text:p>type</text:p>
          </table:table-cell>
          <table:table-cell office:value-type="string">
            <text:p>young_bro</text:p>
          </table:table-cell>
        </table:table-row>
        <table:table-row table:style-name="ro1">
          <table:table-cell office:value-type="string">
            <text:p>alpha</text:p>
          </table:table-cell>
          <table:table-cell office:value-type="string">
            <text:p>roberto</text:p>
          </table:table-cell>
          <table:table-cell office:value-type="date" office:date-value="1913-12-11">
            <text:p>11/12/1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man</text:p>
          </table:table-cell>
          <table:table-cell office:value-type="string">
            <text:p>blue</text:p>
          </table:table-cell>
          <table:table-cell office:value-type="string">
            <text:p>type1</text:p>
          </table:table-cell>
          <table:table-cell office:value-type="string">
            <text:p>beta</text:p>
          </table:table-cell>
        </table:table-row>
        <table:table-row table:style-name="ro1">
          <table:table-cell office:value-type="string">
            <text:p>beta</text:p>
          </table:table-cell>
          <table:table-cell office:value-type="string">
            <text:p>roberta</text:p>
          </table:table-cell>
          <table:table-cell office:value-type="date" office:date-value="1649-11-24">
            <text:p>24/11/49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woman</text:p>
          </table:table-cell>
          <table:table-cell office:value-type="string">
            <text:p>pink</text:p>
          </table:table-cell>
          <table:table-cell office:value-type="string">
            <text:p>type2</text:p>
          </table:table-cell>
          <table:table-cell/>
        </table:table-row>
        <table:table-row table:style-name="ro1">
          <table:table-cell/>
          <table:table-cell office:value-type="string">
            <text:p>Some Other Person</text:p>
          </table:table-cell>
          <table:table-cell office:value-type="date" office:date-value="2027-02-15">
            <text:p>15/02/2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man</text:p>
          </table:table-cell>
          <table:table-cell office:value-type="string">
            <text:p>green</text:p>
          </table:table-cell>
          <table:table-cell office:value-type="string">
            <text:p>type1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28/10/2021</text:date>, <text:time>09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1-10-28T09:15:23</meta:creation-date>
    <dc:date>2021-10-28T09:19:52</dc:date>
    <dc:creator>Laurent ML</dc:creator>
    <meta:editing-duration>PT4M30S</meta:editing-duration>
    <meta:editing-cycles>1</meta:editing-cycles>
    <meta:document-statistic meta:table-count="3" meta:cell-count="35" meta:object-count="0"/>
    <meta:generator>OpenOffice/4.1.7$Unix OpenOffice.org_project/417m1$Build-9800</meta:generator>
  </office:meta>
</office:document-meta>
</file>